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d9d9e3"/>
    </style:style>
    <style:style style:name="P2" style:family="paragraph" style:parent-style-name="Text_20_body" style:list-style-name="L1">
      <style:paragraph-properties fo:padding="0.049cm" fo:border="0.002cm solid #d9d9e3"/>
    </style:style>
    <style:style style:name="P3" style:family="paragraph" style:parent-style-name="Text_20_body" style:list-style-name="L2">
      <style:paragraph-properties fo:padding="0.049cm" fo:border="0.002cm solid #d9d9e3"/>
    </style:style>
    <style:style style:name="P4" style:family="paragraph" style:parent-style-name="Text_20_body" style:list-style-name="L3">
      <style:paragraph-properties fo:padding="0.049cm" fo:border="0.002cm solid #d9d9e3"/>
    </style:style>
    <style:style style:name="P5" style:family="paragraph" style:parent-style-name="Text_20_body" style:list-style-name="L4">
      <style:paragraph-properties fo:padding="0.049cm" fo:border="0.002cm solid #d9d9e3"/>
    </style:style>
    <style:style style:name="P6" style:family="paragraph" style:parent-style-name="Text_20_body" style:list-style-name="L1">
      <style:paragraph-properties fo:margin-top="0cm" fo:margin-bottom="0cm" fo:padding="0.049cm" fo:border="0.002cm solid #d9d9e3"/>
    </style:style>
    <style:style style:name="P7" style:family="paragraph" style:parent-style-name="Text_20_body" style:list-style-name="L2">
      <style:paragraph-properties fo:margin-top="0cm" fo:margin-bottom="0cm" fo:padding="0.049cm" fo:border="0.002cm solid #d9d9e3"/>
    </style:style>
    <style:style style:name="P8" style:family="paragraph" style:parent-style-name="Text_20_body" style:list-style-name="L3">
      <style:paragraph-properties fo:margin-top="0cm" fo:margin-bottom="0cm" fo:padding="0.049cm" fo:border="0.002cm solid #d9d9e3"/>
    </style:style>
    <style:style style:name="P9" style:family="paragraph" style:parent-style-name="Text_20_body" style:list-style-name="L4">
      <style:paragraph-properties fo:margin-top="0cm" fo:margin-bottom="0cm" fo:padding="0.049cm" fo:border="0.002cm solid #d9d9e3"/>
    </style:style>
    <style:style style:name="P10" style:family="paragraph" style:parent-style-name="Text_20_body">
      <style:paragraph-properties fo:margin-top="0cm" fo:margin-bottom="0cm" fo:padding="0cm" fo:border="none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ndpoints for users, posts and comments</text:p>
      <text:p text:style-name="Standard"/>
      <text:p text:style-name="P1"/>
      <text:p text:style-name="P1">endpoints for a user model could include:</text:p>
      <text:list xml:id="list5045604800905689454" text:style-name="L1">
        <text:list-item>
          <text:p text:style-name="P6"><text:span text:style-name="Source_20_Text">GET /api/users</text:span>: Retrieves a list of all users</text:p>
        </text:list-item>
        <text:list-item>
          <text:p text:style-name="P6"><text:span text:style-name="Source_20_Text">GET /api/users/:id</text:span>: Retrieves a specific user by their id</text:p>
        </text:list-item>
        <text:list-item>
          <text:p text:style-name="P6"><text:span text:style-name="Source_20_Text">POST /api/users</text:span>: Creates a new user</text:p>
        </text:list-item>
        <text:list-item>
          <text:p text:style-name="P6"><text:span text:style-name="Source_20_Text">PUT /api/users/:id</text:span>: Updates a specific user by their id</text:p>
        </text:list-item>
        <text:list-item>
          <text:p text:style-name="P6"><text:span text:style-name="Source_20_Text">DELETE /api/users/:id</text:span>: Deletes a specific user by their id</text:p>
        </text:list-item>
        <text:list-item>
          <text:p text:style-name="P6"><text:span text:style-name="Source_20_Text">POST /api/users/login</text:span>: Logs in a user</text:p>
        </text:list-item>
        <text:list-item>
          <text:p text:style-name="P6"><text:span text:style-name="Source_20_Text">POST /api/users/logout</text:span>: Logs out a user</text:p>
        </text:list-item>
        <text:list-item>
          <text:p text:style-name="P6"><text:span text:style-name="Source_20_Text">POST /api/users/logoutall</text:span>: Logs out all sessions for a user</text:p>
        </text:list-item>
        <text:list-item>
          <text:p text:style-name="P2"><text:span text:style-name="Source_20_Text">POST /api/users/register</text:span> : Register a new user</text:p>
        </text:list-item>
      </text:list>
      <text:p text:style-name="P1">Endpoints for post would include:</text:p>
      <text:list xml:id="list6336650523994739681" text:style-name="L2">
        <text:list-item>
          <text:p text:style-name="P7"><text:span text:style-name="Source_20_Text">GET /api/posts</text:span>: Retrieves a list of all posts</text:p>
        </text:list-item>
        <text:list-item>
          <text:p text:style-name="P7"><text:span text:style-name="Source_20_Text">GET /api/posts/:id</text:span>: Retrieves a specific post by their id</text:p>
        </text:list-item>
        <text:list-item>
          <text:p text:style-name="P7"><text:span text:style-name="Source_20_Text">POST /api/posts</text:span>: Creates a new post</text:p>
        </text:list-item>
        <text:list-item>
          <text:p text:style-name="P7"><text:span text:style-name="Source_20_Text">PUT /api/posts/:id</text:span>: Updates a specific post by their id</text:p>
        </text:list-item>
        <text:list-item>
          <text:p text:style-name="P7"><text:span text:style-name="Source_20_Text">DELETE /api/posts/:id</text:span>: Deletes a specific post by their id</text:p>
        </text:list-item>
        <text:list-item>
          <text:p text:style-name="P7"><text:span text:style-name="Source_20_Text">GET /api/posts/user/:userId</text:span>: Retrieves all posts by a specific user</text:p>
        </text:list-item>
        <text:list-item>
          <text:p text:style-name="P7"><text:span text:style-name="Source_20_Text">GET /api/posts/category/:category</text:span>: Retrieves all posts by a specific category</text:p>
        </text:list-item>
        <text:list-item>
          <text:p text:style-name="P7"><text:span text:style-name="Source_20_Text">GET /api/posts/search?q=query</text:span>: Retrieves all posts that match a specific search query</text:p>
        </text:list-item>
        <text:list-item>
          <text:p text:style-name="P7"><text:span text:style-name="Source_20_Text">POST /api/posts/:id/like</text:span>: Adds a like to a specific post</text:p>
        </text:list-item>
        <text:list-item>
          <text:p text:style-name="P3"><text:span text:style-name="Source_20_Text">POST /api/posts/:id/comment</text:span>: Adds a comment to a specific post</text:p>
        </text:list-item>
      </text:list>
      <text:p text:style-name="Standard"/>
      <text:p text:style-name="P1">Endpoints for comment would include:</text:p>
      <text:list xml:id="list1891253033062036601" text:style-name="L3">
        <text:list-item>
          <text:p text:style-name="P8">"POST /api/comments: Creates a new comment"</text:p>
        </text:list-item>
        <text:list-item>
          <text:p text:style-name="P8">"GET /api/comments: Retrieves all comments"</text:p>
        </text:list-item>
        <text:list-item>
          <text:p text:style-name="P8">"GET /api/comments/:id: Retrieves a specific comment by ID"</text:p>
        </text:list-item>
        <text:list-item>
          <text:p text:style-name="P8">"PUT /api/comments/:id: Updates a specific comment by ID"</text:p>
        </text:list-item>
        <text:list-item>
          <text:p text:style-name="P8">"DELETE /api/comments/:id: Deletes a specific comment by ID"</text:p>
        </text:list-item>
        <text:list-item>
          <text:p text:style-name="P8">"GET /api/comments/post/:postId: Retrieves all comments for a specific post by ID"</text:p>
        </text:list-item>
        <text:list-item>
          <text:p text:style-name="P8">"POST /api/comments/:id/reply: Creates a reply to a specific comment by ID"</text:p>
        </text:list-item>
        <text:list-item>
          <text:p text:style-name="P8">"GET /api/comments/:id/replies: Retrieves all replies for a specific comment by ID"</text:p>
        </text:list-item>
        <text:list-item>
          <text:p text:style-name="P8">"PUT /api/comments/:id/like: Adds a like to a specific comment by ID"</text:p>
        </text:list-item>
        <text:list-item>
          <text:p text:style-name="P8">"PUT /api/comments/:id/dislike: Adds a dislike to a specific comment by ID"</text:p>
        </text:list-item>
        <text:list-item>
          <text:p text:style-name="P8">"DELETE /api/comments/:id/like: Removes a like from a specific comment by ID"</text:p>
        </text:list-item>
        <text:list-item>
          <text:p text:style-name="P8">"DELETE /api/comments/:id/dislike: Removes a dislike from a specific comment by ID"</text:p>
        </text:list-item>
        <text:list-item>
          <text:p text:style-name="P8">"GET /api/comments/:id/likes: Retrieves the number of likes for a specific comment by ID"</text:p>
        </text:list-item>
        <text:list-item>
          <text:p text:style-name="P8">"GET /api/comments/:id/dislikes: Retrieves the number of dislikes for a specific comment by ID"</text:p>
        </text:list-item>
        <text:list-item>
          <text:p text:style-name="P4">"GET /api/comments/user/:userId: Retrieves all comments made by a specific user by ID"</text:p>
        </text:list-item>
      </text:list>
      <text:p text:style-name="P10"/>
      <text:p text:style-name="P10"/>
      <text:p text:style-name="P1"><text:soft-page-break/>NOW, create ALL POSSIBLE END POINTS FOR likes</text:p>
      <text:list xml:id="list3655698947134971677" text:style-name="L4">
        <text:list-item>
          <text:p text:style-name="P9">GET /api/likes: Retrieve all likes</text:p>
        </text:list-item>
        <text:list-item>
          <text:p text:style-name="P9">GET /api/likes/:id: Retrieve a specific like by id</text:p>
        </text:list-item>
        <text:list-item>
          <text:p text:style-name="P9">POST /api/likes: Create a new like</text:p>
        </text:list-item>
        <text:list-item>
          <text:p text:style-name="P9">PUT /api/likes/:id: Update a specific like by id</text:p>
        </text:list-item>
        <text:list-item>
          <text:p text:style-name="P9">DELETE /api/likes/:id: Delete a specific like by id</text:p>
        </text:list-item>
        <text:list-item>
          <text:p text:style-name="P9">GET /api/likes/post/:postId: Retrieve all likes for a specific post</text:p>
        </text:list-item>
        <text:list-item>
          <text:p text:style-name="P9">GET /api/likes/user/:userId: Retrieve all likes for a specific user</text:p>
        </text:list-item>
        <text:list-item>
          <text:p text:style-name="P9">DELETE /api/likes/user/:userId/post/:postId: Remove a specific like for a post by a user</text:p>
        </text:list-item>
        <text:list-item>
          <text:p text:style-name="P9">POST /api/likes/user/:userId/post/:postId: Add a like to a specific post by a user</text:p>
        </text:list-item>
        <text:list-item>
          <text:p text:style-name="P9">GET /api/likes/count/post/:postId: Retrieve the number of likes for a specific post</text:p>
        </text:list-item>
        <text:list-item>
          <text:p text:style-name="P9">GET /api/likes/count/user/:userId: Retrieve the number of likes for a specific user</text:p>
        </text:list-item>
        <text:list-item>
          <text:p text:style-name="P9">GET /api/likes/check/user/:userId/post/:postId: Check if a specific user has liked a specific post</text:p>
        </text:list-item>
        <text:list-item>
          <text:p text:style-name="P9">DELETE /api/likes/user/:userId: Remove all likes by a specific user</text:p>
        </text:list-item>
        <text:list-item>
          <text:p text:style-name="P5">DELETE /api/likes/post/:postId: Remove all likes for a specific pos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zon Mamani</meta:initial-creator>
    <meta:creation-date>2023-01-29T01:29:33.95</meta:creation-date>
    <dc:date>2023-01-29T01:53:19.16</dc:date>
    <dc:creator>Nelzon Mamani</dc:creator>
    <meta:editing-duration>PT8M34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2" meta:paragraph-count="53" meta:word-count="515" meta:character-count="3307"/>
  </office:meta>
</office:document-meta>
</file>